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fo:font-size="12pt" style:font-size-asian="12pt"/>
    </style:style>
    <style:style style:name="P2" style:parent-style-name="Normal" style:family="paragraph">
      <style:paragraph-properties fo:margin-bottom="0in"/>
      <style:text-properties fo:font-size="12pt" style:font-size-asian="12pt"/>
    </style:style>
    <style:style style:name="P3" style:parent-style-name="Normal" style:family="paragraph">
      <style:paragraph-properties fo:margin-bottom="0in"/>
      <style:text-properties fo:font-weight="bold" style:font-weight-asian="bold"/>
    </style:style>
    <style:style style:name="P4" style:parent-style-name="Normal" style:family="paragraph">
      <style:paragraph-properties fo:margin-bottom="0in"/>
      <style:text-properties fo:font-weight="bold" style:font-weight-asian="bold"/>
    </style:style>
    <style:style style:name="P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fo:font-weight="bold" style:font-weight-asian="bold"/>
    </style:style>
    <style:style style:name="P7" style:parent-style-name="Normal" style:family="paragraph">
      <style:paragraph-properties fo:text-align="center"/>
      <style:text-properties fo:font-weight="bold" style:font-weight-asian="bold"/>
    </style:style>
    <style:style style:name="P8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11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4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1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1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" style:parent-style-name="Normal" style:family="paragraph">
      <style:paragraph-properties fo:text-align="justify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24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P2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1" style:parent-style-name="Normal" style:family="paragraph">
      <style:paragraph-properties fo:text-align="justify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Laure Issa</text:p>
      <text:p text:style-name="P2">IMAC1, TD1</text:p>
      <text:p text:style-name="P3"/>
      <text:p text:style-name="P4"/>
      <text:p text:style-name="P5">Projet WEB : Rapport</text:p>
      <text:p text:style-name="P6"/>
      <text:p text:style-name="P7"/>
      <text:p text:style-name="P8">Les 4 pages du site et le menu</text:p>
      <text:p text:style-name="P9">Au lieu de créer 4 fichiers html différents, j’ai préféré mettre les 4 « pages » dans le même fichier, en<text:s/>les divisant par section. En cliquant sur le titre de la partie qu’on veut consulter sur le menu, les autres parties sont cachées à part celle qui est ciblée. De cette façon, on évite de charger plusieurs pages. Cet effet ne fonctionne pas avec Safari et Internet Explorer.</text:p>
      <text:p text:style-name="P10"/>
      <text:p text:style-name="P11">Carrousel <text:s/></text:p>
      <text:p text:style-name="P12">J’ai repris le même style de carrousel qu’on a déjà fait en TP, en ajoutant des petits effets comme la transparence lorsqu’on n’arrive à la fin ou au début du carrousel.</text:p>
      <text:p text:style-name="P13"/>
      <text:p text:style-name="P14">AJAX vers API </text:p>
      <text:p text:style-name="P15">C’est la partie que j’ai trouvé la plus<text:s/>difficile. J’ai commencé par tester l’API Facebook et Twitter pour poster les derniers post et tweets de l’artiste mais ça ne fonctionnait pas, surtout à cause de l’authentification. <text:s/></text:p>
      <text:p text:style-name="P16">J’ai décidé de choisir l’API Sound Cloud où l’authentification n’était<text:s/>pas obligatoire. Des données concernant un morceau posté sur Sound Cloud sont retournées en format JSON.<text:s/></text:p>
      <text:p text:style-name="P17"/>
      <text:p text:style-name="P18">Parallaxe</text:p>
      <text:p text:style-name="P19">J’ai eu quelques difficultés avec cette partie parce que la vidéo sur laquelle je voulais ajouter l’effet parallaxe était en full-size sur<text:s/>ma page WEB, contrairement à ce qu’on a fait en TP. Finalement, après un montage sur la taille de la vidéo et un petit calcul mathématique, j’ai pu rendre l’effet un peu plus propre.</text:p>
      <text:p text:style-name="P20"><text:span text:style-name="T21">La deuxième difficulté était la compatibilité avec Firefox, l’effet ne m</text:span><text:span text:style-name="T22">archait pas. En modifiant le code JQuery par du JavaScript, le problème est réglé mais il y a toujours un avertissement qui s’affiche sur la console :<text:s/></text:span><text:span text:style-name="T23">« Ce site semble utiliser un effet de positionnement lié au défilement. Cet effet pourrait ne pas fonctio</text:span><text:span text:style-name="T24">nner correctement avec le défilement asynchrone. »</text:span></text:p>
      <text:p text:style-name="P25"/>
      <text:p text:style-name="P26">Smooth scrolling</text:p>
      <text:soft-page-break/>
      <text:p text:style-name="P27">Le smooth scrolling se fait quand on clique sur le titre principal « Tula » ou qu’on appuie sur les touches  haut/bas du clavier, entre la page principale et la page du bas.<text:s/></text:p>
      <text:p text:style-name="P28">JSON</text:p>
      <text:p text:style-name="P29">J’ai<text:s/>utilisé le JSON plusieurs fois : avec l’API Sound Cloud, où j’ai utilisé les informations d’un morceau de musique pour les reposter sur le site (cf. section News du site).</text:p>
      <text:p text:style-name="P30">J’ai aussi créé un fichier JSON (cf. files/tour_dates.json) qui reprenait les informations de la tournée du groupe, mais ça ne fonctionnait qu’avec Mozilla, l’accès au fichier était refusé avec Chrome.<text:s/></text:p>
      <text:p text:style-name="P31"><text:span text:style-name="T32">Pour que les informations puissent être lues, j’ai créé une variable qui reprenait le contenu de ce fichier, le convertissait en JSON, po</text:span><text:span text:style-name="T33">ur pouvoir les manipuler et<text:s/></text:span><text:span text:style-name="T34">les<text:s/></text:span><text:span text:style-name="T35">mettre en forme</text:span><text:span text:style-name="T36"><text:s/>(cf. section Tour du sit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e Issa</meta:initial-creator>
    <dc:creator>Laure Issa</dc:creator>
    <meta:creation-date>2016-12-29T15:48:00Z</meta:creation-date>
    <dc:date>2017-01-02T19:21:00Z</dc:date>
    <meta:template xlink:href="Normal" xlink:type="simple"/>
    <meta:editing-cycles>51</meta:editing-cycles>
    <meta:editing-duration>PT15600S</meta:editing-duration>
    <meta:document-statistic meta:page-count="2" meta:paragraph-count="5" meta:word-count="394" meta:character-count="2557" meta:row-count="18" meta:non-whitespace-character-count="2168"/>
  </office:meta>
</office:document-meta>
</file>